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2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3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4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5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s" fo:country="MX"/>
    </style:style>
    <style:style style:name="P7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8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9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10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11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12" style:parent-style-name="DefaultParagraphFont" style:family="text">
      <style:text-properties style:font-name="Consolas" style:font-name-complex="Consolas" fo:font-size="10pt" style:font-size-asian="10pt" style:font-size-complex="10pt"/>
    </style:style>
  </office:automatic-styles>
  <office:body>
    <office:text text:use-soft-page-breaks="true">
      <text:p text:style-name="P1">COMP 110 4 2</text:p>
      <text:p text:style-name="P2">COMP 401 5 3</text:p>
      <text:p text:style-name="P3">COMP 410 5 4</text:p>
      <text:p text:style-name="P4">ECON 420 5 3</text:p>
      <text:p text:style-name="P5">ECON 400 5 2</text:p>
      <text:p text:style-name="P6">ECON 410 5 2</text:p>
      <text:p text:style-name="P7">ECON 570 3 4</text:p>
      <text:p text:style-name="P8">COMP 500 3 6</text:p>
      <text:p text:style-name="P9">MATH 233 3 4</text:p>
      <text:p text:style-name="P10">MATH 381 5 5</text:p>
      <text:p text:style-name="P11">PHIL 220 2 3</text:p>
      <text:p text:style-name="Normal"><text:span text:style-name="T12">THES 600 3 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 Goldenring</meta:initial-creator>
    <dc:creator>Kate Goldenring</dc:creator>
    <meta:creation-date>2016-12-21T01:50:00Z</meta:creation-date>
    <dc:date>2016-12-21T01:51:00Z</dc:date>
    <meta:template xlink:href="Normal" xlink:type="simple"/>
    <meta:editing-cycles>1</meta:editing-cycles>
    <meta:editing-duration>PT60S</meta:editing-duration>
    <meta:document-statistic meta:page-count="1" meta:paragraph-count="1" meta:word-count="23" meta:character-count="155" meta:row-count="1" meta:non-whitespace-character-count="133"/>
  </office:meta>
</office:document-meta>
</file>